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7" style:family="graphic" style:parent-style-name="standard">
      <style:graphic-properties svg:stroke-color="#cccccc" draw:fill="none" draw:textarea-horizontal-align="justify" draw:textarea-vertical-align="middle" draw:auto-grow-height="false" fo:min-height="0.832cm" fo:min-width="3.11cm"/>
    </style:style>
    <style:style style:name="gr18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cccccc" draw:fill="none" draw:fill-color="#ffffff" fo:min-height="0.25cm"/>
    </style:style>
    <style:style style:name="gr20" style:family="graphic" style:parent-style-name="standard">
      <style:graphic-properties draw:stroke="none" svg:stroke-color="#cccccc" draw:fill="none" draw:fill-color="#ffffff" fo:min-height="0.477cm"/>
    </style:style>
    <style:style style:name="gr2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draw:stroke="none" svg:stroke-color="#cccccc" draw:fill="none" draw:fill-color="#ffffff" fo:min-height="0.239cm"/>
    </style:style>
    <style:style style:name="gr2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4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25" style:family="graphic" style:parent-style-name="standard">
      <style:graphic-properties draw:stroke="none" svg:stroke-color="#cccccc" draw:fill="none" draw:fill-color="#ffffff" fo:min-height="0.339cm"/>
    </style:style>
    <style:style style:name="gr26" style:family="graphic" style:parent-style-name="standard">
      <style:graphic-properties draw:stroke="none" svg:stroke-color="#cccccc" draw:fill="none" draw:fill-color="#ffffff" fo:min-height="0.45cm"/>
    </style:style>
    <style:style style:name="gr27" style:family="graphic" style:parent-style-name="standard">
      <style:graphic-properties svg:stroke-color="#cccccc" draw:fill="none" draw:textarea-horizontal-align="justify" draw:textarea-vertical-align="middle" draw:auto-grow-height="false" fo:min-height="0.77cm" fo:min-width="1.662cm"/>
    </style:style>
    <style:style style:name="gr28" style:family="graphic" style:parent-style-name="standard">
      <style:graphic-properties svg:stroke-color="#cccccc" draw:marker-start="Symmetric_20_Arrow" draw:fill="none" draw:textarea-horizontal-align="justify" draw:textarea-vertical-align="middle" draw:auto-grow-height="false" fo:min-height="0.35cm" fo:min-width="0.1cm"/>
    </style:style>
    <style:style style:name="gr29" style:family="graphic" style:parent-style-name="standard">
      <style:graphic-properties svg:stroke-color="#cccccc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30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31" style:family="graphic" style:parent-style-name="standard">
      <style:graphic-properties draw:stroke="none" svg:stroke-color="#000000" draw:fill="none" draw:fill-color="#ffffff" fo:min-height="0.25cm"/>
    </style:style>
    <style:style style:name="gr32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text-properties fo:color="#000000" fo:font-size="6pt"/>
    </style:style>
    <style:style style:name="P9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10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11" style:family="paragraph">
      <style:paragraph-properties fo:text-align="center"/>
      <style:text-properties fo:color="#cccccc"/>
    </style:style>
    <style:style style:name="P12" style:family="paragraph">
      <loext:graphic-properties draw:fill="none"/>
      <style:paragraph-properties fo:text-align="center"/>
      <style:text-properties fo:color="#cccccc" fo:font-size="6pt"/>
    </style:style>
    <style:style style:name="P13" style:family="paragraph">
      <style:text-properties fo:color="#cccccc"/>
    </style:style>
    <style:style style:name="P14" style:family="paragraph">
      <loext:graphic-properties draw:fill="none" draw:fill-color="#ffffff"/>
      <style:text-properties fo:color="#cccccc" fo:font-size="6pt"/>
    </style:style>
    <style:style style:name="P15" style:family="paragraph">
      <loext:graphic-properties draw:fill-color="#cccccc"/>
      <style:paragraph-properties fo:text-align="center"/>
      <style:text-properties fo:color="#cccccc" fo:font-size="6pt"/>
    </style:style>
    <style:style style:name="P16" style:family="paragraph">
      <loext:graphic-properties draw:fill="none"/>
      <style:paragraph-properties fo:text-align="center"/>
      <style:text-properties fo:color="#cccccc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9" style:family="paragraph">
      <loext:graphic-properties draw:fill="solid" draw:fill-color="#ffffff"/>
      <style:paragraph-properties fo:text-align="center"/>
      <style:text-properties fo:color="#cccccc"/>
    </style:style>
    <style:style style:name="P20" style:family="paragraph">
      <loext:graphic-properties draw:fill="none" draw:fill-color="#ffffff"/>
      <style:text-properties fo:font-size="6pt"/>
    </style:style>
    <style:style style:name="P21" style:family="paragraph">
      <loext:graphic-properties draw:fill="none"/>
      <style:paragraph-properties fo:text-align="center"/>
      <style:text-properties fo:color="#cccccc" fo:font-size="6pt" style:font-size-asian="11pt" style:font-size-complex="11pt"/>
    </style:style>
    <style:style style:name="P22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3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4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font-size="6pt"/>
    </style:style>
    <style:style style:name="T4" style:family="text">
      <style:text-properties fo:font-size="6pt" style:font-size-asian="11pt" style:font-size-complex="11pt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6"><text:span text:style-name="T1">Ausgabe A1</text:span><text:span text:style-name="T3">: </text:span></text:p>
          <text:p text:style-name="P6"><text:span text:style-name="T3">verwende den</text:span></text:p>
          <text:p text:style-name="P6"><text:span text:style-name="T3">Standardpfad für Konfigurationsdate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6"><text:span text:style-name="T1">Ausgabe A2:</text:span></text:p>
          <text:p text:style-name="P6"><text:span text:style-name="T4">verwende angehängten Pfad mit </text:span></text:p>
          <text:p text:style-name="P6"><text:span text:style-name="T4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.067cm" svg:height="0.489cm" svg:x="9.119cm" svg:y="5.1cm">
          <draw:text-box>
            <text:p text:style-name="P7"><text:span text:style-name="T3">Nein</text:span></text:p>
          </draw:text-box>
        </draw:frame>
        <draw:frame draw:style-name="gr10" draw:text-style-name="P8" draw:layer="layout" svg:width="0.975cm" svg:height="0.525cm" svg:x="11.344cm" svg:y="5.075cm">
          <draw:text-box>
            <text:p text:style-name="P7"><text:span text:style-name="T3">Ja</text:span></text:p>
          </draw:text-box>
        </draw:frame>
        <draw:custom-shape draw:style-name="gr3" draw:text-style-name="P9" xml:id="id28" draw:id="id28" draw:layer="layout" svg:width="3.726cm" svg:height="1.199cm" svg:x="0.874cm" svg:y="6.901cm">
          <text:p text:style-name="P6"><text:span text:style-name="T1">F2/</text:span><text:span text:style-name="T3">Prüfe, ob die Konfigurationsdatei</text:span></text:p>
          <text:p text:style-name="P6"><text:span text:style-name="T3">gefunden wir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27" draw:id="id27" draw:layer="layout" svg:width="2.162cm" svg:height="1.02cm" svg:x="1.638cm" svg:y="4.99cm">
          <text:p text:style-name="P6"><text:span text:style-name="T4">Standard-</text:span></text:p>
          <text:p text:style-name="P6"><text:span text:style-name="T4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25" draw:id="id25" draw:layer="layout" svg:width="3.726cm" svg:height="1.199cm" svg:x="16.674cm" svg:y="8.901cm">
          <text:p text:style-name="P11"><text:span text:style-name="T1">Ausgabe A4.1</text:span><text:span text:style-name="T3">: </text:span></text:p>
          <text:p text:style-name="P11"><text:span text:style-name="T3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1.004cm" svg:height="0.6cm" svg:x="13.396cm" svg:y="9.1cm">
          <draw:text-box>
            <text:p text:style-name="P13"><text:span text:style-name="T3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6"><text:span text:style-name="T1">Ausgabe A3</text:span><text:span text:style-name="T3">: </text:span></text:p>
          <text:p text:style-name="P6"><text:span text:style-name="T3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6"><text:span text:style-name="T1">F3/</text:span><text:span text:style-name="T3">Prüfe, ob es sich um die </text:span></text:p>
          <text:p text:style-name="P6"><text:span text:style-name="T3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13" draw:id="id13" draw:layer="layout" svg:width="3.725cm" svg:height="1.199cm" svg:x="12.6cm" svg:y="13cm">
          <text:p text:style-name="P11"><text:span text:style-name="T1">Ausgabe A5:</text:span></text:p>
          <text:p text:style-name="P11"><text:span text:style-name="T3">Handelt sich nicht um </text:span></text:p>
          <text:p text:style-name="P11"><text:span text:style-name="T3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.204cm" svg:height="0.489cm" svg:x="10.996cm" svg:y="13.2cm">
          <draw:text-box>
            <text:p text:style-name="P7"><text:span text:style-name="T3">Nein</text:span></text:p>
          </draw:text-box>
        </draw:frame>
        <draw:custom-shape draw:style-name="gr17" draw:text-style-name="P12" xml:id="id4" draw:id="id4" draw:layer="layout" svg:width="3.726cm" svg:height="1.198cm" svg:x="4.92cm" svg:y="13cm">
          <text:p text:style-name="P11"><text:span text:style-name="T1">Ausgabe A6</text:span><text:span text:style-name="T3">:</text:span></text:p>
          <text:p text:style-name="P11"><text:span text:style-name="T3">Verarbeite Konfigurationsdate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5" draw:id="id5" draw:layer="layout" svg:width="3.726cm" svg:height="1.198cm" svg:x="4.9cm" svg:y="15.102cm">
          <text:p text:style-name="P11"><text:span text:style-name="T1">F4/</text:span><text:span text:style-name="T3">Lade Datenbankinformationen</text:span></text:p>
          <text:p text:style-name="P11"><text:span text:style-name="T3">aus der Konfigurationsdatei <text:s/>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2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9" draw:text-style-name="P8" draw:layer="layout" svg:width="0.975cm" svg:height="0.5cm" svg:x="12.3cm" svg:y="7cm">
          <draw:text-box>
            <text:p text:style-name="P7"><text:span text:style-name="T3">Ja</text:span></text:p>
          </draw:text-box>
        </draw:frame>
        <draw:frame draw:style-name="gr9" draw:text-style-name="P8" draw:layer="layout" svg:width="0.975cm" svg:height="0.489cm" svg:x="9.4cm" svg:y="13.2cm">
          <draw:text-box>
            <text:p text:style-name="P7"><text:span text:style-name="T3">Ja</text:span></text:p>
          </draw:text-box>
        </draw:frame>
        <draw:custom-shape draw:style-name="gr17" draw:text-style-name="P12" xml:id="id7" draw:id="id7" draw:layer="layout" svg:width="3.726cm" svg:height="1.198cm" svg:x="12.574cm" svg:y="15.102cm">
          <text:p text:style-name="P11"><text:span text:style-name="T1">F5/</text:span><text:span text:style-name="T3">Teste die Verbindung zur </text:span></text:p>
          <text:p text:style-name="P11"><text:span text:style-name="T3">Datenban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6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18" draw:text-style-name="P16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18" draw:text-style-name="P16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12" xml:id="id9" draw:id="id9" draw:layer="layout" svg:width="3.726cm" svg:height="1.199cm" svg:x="14.074cm" svg:y="19.401cm">
          <text:p text:style-name="P11"><text:span text:style-name="T1">Ausgabe A7</text:span><text:span text:style-name="T3">: </text:span></text:p>
          <text:p text:style-name="P11"><text:span text:style-name="T3">Verbindung zur Datenbank </text:span></text:p>
          <text:p text:style-name="P11"><text:span text:style-name="T3">fehlgeschlagen - Fehlercod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6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20" draw:text-style-name="P14" draw:layer="layout" svg:width="1.9cm" svg:height="0.727cm" svg:x="15.8cm" svg:y="18.1cm">
          <draw:text-box>
            <text:p text:style-name="P13"><text:span text:style-name="T3">Verbindung nicht möglich</text:span></text:p>
          </draw:text-box>
        </draw:frame>
        <draw:custom-shape draw:style-name="gr12" draw:text-style-name="P12" xml:id="id11" draw:id="id11" draw:layer="layout" svg:width="3.726cm" svg:height="1.199cm" svg:x="8.674cm" svg:y="17.3cm">
          <text:p text:style-name="P11"><text:span text:style-name="T1">Ausgabe A8</text:span><text:span text:style-name="T3">: </text:span></text:p>
          <text:p text:style-name="P11"><text:span text:style-name="T3">Verbindung zur Datenbank </text:span></text:p>
          <text:p text:style-name="P11"><text:span text:style-name="T3">Erfolgreich</text:span></text:p>
          <text:p text:style-name="P11"><text:span text:style-name="T3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6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7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1" draw:text-style-name="P18" xml:id="id34" draw:id="id34" draw:layer="layout" svg:width="3.726cm" svg:height="1.199cm" svg:x="8.63cm" svg:y="25.7cm">
          <text:p text:style-name="P11"><text:span text:style-name="T1">F6/</text:span><text:span text:style-name="T2">Prüfe ob Nachricht </text:span></text:p>
          <text:p text:style-name="P11"><text:span text:style-name="T2">von Datenbank-Trigger </text:span></text:p>
          <text:p text:style-name="P11"><text:span text:style-name="T2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14" draw:id="id14" draw:layer="layout" svg:width="3.726cm" svg:height="1.199cm" svg:x="0.874cm" svg:y="23.501cm">
          <text:p text:style-name="P11"><text:span text:style-name="T1">F10/</text:span><text:span text:style-name="T2">Prüfe, ob Abbruchbefehl </text:span></text:p>
          <text:p text:style-name="P11"><text:span text:style-name="T2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36" draw:id="id36" draw:layer="layout" svg:width="3.726cm" svg:height="1.199cm" svg:x="8.63cm" svg:y="19.401cm">
          <text:p text:style-name="P11"><text:span text:style-name="T1">F8/</text:span><text:span text:style-name="T3">Vergleiche Maschinenname des</text:span></text:p>
          <text:p text:style-name="P11"><text:span text:style-name="T3">Triggers mit dem Maschinenname der</text:span></text:p>
          <text:p text:style-name="P11"><text:span text:style-name="T3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4" draw:layer="layout" svg:width="1.6cm" svg:height="0.489cm" svg:x="12.7cm" svg:y="17.4cm">
          <draw:text-box>
            <text:p text:style-name="P13"><text:span text:style-name="T3">erfol</text:span><text:span text:style-name="T3">greic</text:span><text:span text:style-name="T3">h</text:span></text:p>
          </draw:text-box>
        </draw:frame>
        <draw:frame draw:style-name="gr22" draw:text-style-name="P14" draw:layer="layout" svg:width="0.975cm" svg:height="0.489cm" svg:x="10.4cm" svg:y="23.111cm">
          <draw:text-box>
            <text:p text:style-name="P13"><text:span text:style-name="T3">Ja</text:span></text:p>
          </draw:text-box>
        </draw:frame>
        <draw:frame draw:style-name="gr22" draw:text-style-name="P14" draw:layer="layout" svg:width="1.204cm" svg:height="0.489cm" svg:x="9.096cm" svg:y="23.611cm">
          <draw:text-box>
            <text:p text:style-name="P13"><text:span text:style-name="T3">Nein</text:span></text:p>
          </draw:text-box>
        </draw:frame>
        <draw:custom-shape draw:style-name="gr23" draw:text-style-name="P18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9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20" draw:layer="layout" svg:width="1.067cm" svg:height="0.489cm" svg:x="10.052cm" svg:y="1.1cm">
          <draw:text-box>
            <text:p><text:span text:style-name="T3">Start</text:span></text:p>
          </draw:text-box>
        </draw:frame>
        <draw:frame draw:style-name="gr25" draw:text-style-name="P14" draw:layer="layout" svg:width="1.2cm" svg:height="0.589cm" svg:x="18.6cm" svg:y="15.8cm">
          <draw:text-box>
            <text:p text:style-name="P13"><text:span text:style-name="T3">Ende</text:span></text:p>
          </draw:text-box>
        </draw:frame>
        <draw:custom-shape draw:style-name="gr21" draw:text-style-name="P18" xml:id="id20" draw:id="id20" draw:layer="layout" svg:width="3.726cm" svg:height="1.199cm" svg:x="0.87cm" svg:y="19.401cm">
          <text:p text:style-name="P11"><text:span text:style-name="T1">F9/</text:span><text:span text:style-name="T2">Ansteuern der LEDs </text:span></text:p>
          <text:p text:style-name="P11"><text:span text:style-name="T2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4" draw:layer="layout" svg:width="1.704cm" svg:height="0.727cm" svg:x="5.9cm" svg:y="20.473cm">
          <draw:text-box>
            <text:p text:style-name="P13"><text:span text:style-name="T3">stimmt nicht </text:span></text:p>
            <text:p text:style-name="P13"><text:span text:style-name="T3">überein</text:span></text:p>
          </draw:text-box>
        </draw:frame>
        <draw:frame draw:style-name="gr26" draw:text-style-name="P14" draw:layer="layout" svg:width="2cm" svg:height="0.7cm" svg:x="4.7cm" svg:y="19.5cm">
          <draw:text-box>
            <text:p text:style-name="P13"><text:span text:style-name="T3">stimmt überein</text:span></text:p>
          </draw:text-box>
        </draw:frame>
        <draw:frame draw:style-name="gr22" draw:text-style-name="P14" draw:layer="layout" svg:width="1.204cm" svg:height="0.489cm" svg:x="3.1cm" svg:y="25.9cm">
          <draw:text-box>
            <text:p text:style-name="P13"><text:span text:style-name="T3">Nein</text:span></text:p>
          </draw:text-box>
        </draw:frame>
        <draw:custom-shape draw:style-name="gr11" draw:text-style-name="P10" xml:id="id22" draw:id="id22" draw:layer="layout" svg:width="2.162cm" svg:height="1.02cm" svg:x="17.438cm" svg:y="4.99cm">
          <text:p text:style-name="P6"><text:span text:style-name="T4">angehängte</text:span></text:p>
          <text:p text:style-name="P6"><text:span text:style-name="T4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17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27" draw:text-style-name="P21" xml:id="id6" draw:id="id6" draw:layer="layout" svg:width="2.162cm" svg:height="1.02cm" svg:x="9.438cm" svg:y="15.18cm">
          <text:p text:style-name="P11"><text:span text:style-name="T4">Datenbank</text:span></text:p>
          <text:p text:style-name="P11"><text:span text:style-name="T4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xml:id="id8" draw:id="id8" draw:layer="layout" svg:width="1.2cm" svg:height="1.2cm" svg:x="13.84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6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29" draw:text-style-name="P18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6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22" draw:text-style-name="P14" draw:layer="layout" svg:width="0.975cm" svg:height="0.489cm" svg:x="2.7cm" svg:y="27.011cm">
          <draw:text-box>
            <text:p text:style-name="P13"><text:span text:style-name="T3">Ja</text:span></text:p>
          </draw:text-box>
        </draw:frame>
        <draw:connector draw:style-name="gr18" draw:text-style-name="P16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1" draw:text-style-name="P18" xml:id="id33" draw:id="id33" draw:layer="layout" svg:width="3.726cm" svg:height="1.199cm" svg:x="0.874cm" svg:y="21.501cm">
          <text:p text:style-name="P11"><text:span text:style-name="T1">Ausgabe A9</text:span><text:span text:style-name="T3">: </text:span></text:p>
          <text:p text:style-name="P11"><text:span text:style-name="T3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9" draw:id="id19" draw:layer="layout" svg:width="3.726cm" svg:height="1.199cm" svg:x="14.037cm" svg:y="22.701cm">
          <text:p text:style-name="P11"><text:span text:style-name="T1">Ausgabe A10</text:span><text:span text:style-name="T3">: </text:span></text:p>
          <text:p text:style-name="P11"><text:span text:style-name="T3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6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12" draw:text-style-name="P12" xml:id="id18" draw:id="id18" draw:layer="layout" svg:width="3.726cm" svg:height="1.199cm" svg:x="3.474cm" svg:y="17.301cm">
          <text:p text:style-name="P11"><text:span text:style-name="T1">F7/</text:span><text:span text:style-name="T2">Lade den aktuellen Status der </text:span></text:p>
          <text:p text:style-name="P11"><text:span text:style-name="T2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6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30" draw:text-style-name="P22" xml:id="id30" draw:id="id30" draw:layer="layout" svg:width="3.726cm" svg:height="1.199cm" svg:x="0.874cm" svg:y="8.9cm">
          <text:p text:style-name="P11"><text:span text:style-name="T1">F11/</text:span><text:span text:style-name="T3">Erstelle Konfigurationsdatei</text:span></text:p>
          <text:p text:style-name="P11"><text:span text:style-name="T3"><text:s/></text:span><text:span text:style-name="T3">mit Struktur, falls kein Pfad angehängt</text:span></text:p>
          <text:p text:style-name="P11"><text:span text:style-name="T3"><text:s/></text:span><text:span text:style-name="T3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7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7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6"><text:span text:style-name="T1">F2/</text:span><text:span text:style-name="T3">Prüfe, ob die Konfigurationsdatei</text:span></text:p>
          <text:p text:style-name="P6"><text:span text:style-name="T3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7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7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3" xml:id="id31" draw:id="id31" draw:layer="layout" svg:width="3.726cm" svg:height="1.199cm" svg:x="0.87cm" svg:y="10.801cm">
          <text:p text:style-name="P11"><text:span text:style-name="T1">Ausgabe A4.2</text:span><text:span text:style-name="T3">: </text:span></text:p>
          <text:p text:style-name="P11"><text:span text:style-name="T3">Konfigurationsdatei nicht gefunden,</text:span></text:p>
          <text:p text:style-name="P11"><text:span text:style-name="T3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7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7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31" draw:text-style-name="P8" draw:layer="layout" svg:width="0.975cm" svg:height="0.5cm" svg:x="7.1cm" svg:y="7cm">
          <draw:text-box>
            <text:p text:style-name="P7"><text:span text:style-name="T3">Ja</text:span></text:p>
          </draw:text-box>
        </draw:frame>
        <draw:frame draw:style-name="gr13" draw:text-style-name="P14" draw:layer="layout" svg:width="1.004cm" svg:height="0.6cm" svg:x="5.796cm" svg:y="9.1cm">
          <draw:text-box>
            <text:p text:style-name="P13"><text:span text:style-name="T3">Nein</text:span></text:p>
          </draw:text-box>
        </draw:frame>
        <draw:connector draw:style-name="gr6" draw:text-style-name="P17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7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7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8" draw:text-style-name="P16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8" draw:text-style-name="P16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8" draw:text-style-name="P16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7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7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7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32" draw:text-style-name="P15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6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5" draw:text-style-name="P14" draw:layer="layout" svg:width="1.2cm" svg:height="0.589cm" svg:x="1.7cm" svg:y="13.4cm">
          <draw:text-box>
            <text:p text:style-name="P13"><text:span text:style-name="T3">E</text:span><text:span text:style-name="T3">n</text:span><text:span text:style-name="T3">d</text:span><text:span text:style-name="T3">e</text:span></text:p>
          </draw:text-box>
        </draw:frame>
        <draw:connector draw:style-name="gr24" draw:text-style-name="P19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4" draw:text-style-name="P19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4" draw:text-style-name="P19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4" draw:text-style-name="P19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4" draw:text-style-name="P19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4" draw:text-style-name="P19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24" draw:text-style-name="P19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24" draw:text-style-name="P19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24" draw:text-style-name="P19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26" draw:text-style-name="P24" draw:layer="layout" svg:width="2cm" svg:height="0.7cm" svg:x="0.6cm" svg:y="26.5cm">
          <draw:text-box>
            <text:p text:style-name="P13"><text:span text:style-name="T5">Sch</text:span><text:span text:style-name="T5">leif</text:span><text:span text:style-name="T5">e</text:span></text:p>
          </draw:text-box>
        </draw:frame>
        <draw:connector draw:style-name="gr18" draw:text-style-name="P12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7:52:23.503961873</dc:date>
    <meta:editing-duration>PT3H15M40S</meta:editing-duration>
    <meta:editing-cycles>42</meta:editing-cycles>
    <meta:generator>LibreOffice/5.1.6.2$Linux_X86_64 LibreOffice_project/10m0$Build-2</meta:generator>
    <meta:document-statistic meta:object-count="102"/>
  </office:meta>
</office:document-meta>
</file>